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/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/>
          <table:table-cell table:style-name="ce640"/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/>
          <table:table-cell table:style-name="ce643"/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Javascript</text:p>
          </table:table-cell>
          <table:table-cell table:style-name="ce348"/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/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/>
          <table:table-cell table:style-name="ce655"/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/>
          <table:table-cell table:style-name="ce360"/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/>
          <table:table-cell table:style-name="ce661"/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/>
          <table:table-cell table:style-name="ce366"/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/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/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/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/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/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08:47:06.699184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8T08:48:16.698230019</dc:date>
    <meta:editing-duration>PT1H54M19S</meta:editing-duration>
    <meta:editing-cycles>29</meta:editing-cycles>
    <meta:generator>LibreOffice/6.0.6.2$Linux_X86_64 LibreOffice_project/00m0$Build-2</meta:generator>
    <meta:document-statistic meta:table-count="1" meta:cell-count="542" meta:object-count="0"/>
  </office:meta>
</office:document-meta>
</file>